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3.181cm"/>
    </style:style>
    <style:style style:name="co4" style:family="table-column">
      <style:table-column-properties fo:break-before="auto" style:column-width="2.258cm"/>
    </style:style>
    <style:style style:name="co5" style:family="table-column">
      <style:table-column-properties fo:break-before="auto" style:column-width="5.002cm"/>
    </style:style>
    <style:style style:name="co6" style:family="table-column">
      <style:table-column-properties fo:break-before="auto" style:column-width="3.812cm"/>
    </style:style>
    <style:style style:name="co7" style:family="table-column">
      <style:table-column-properties fo:break-before="auto" style:column-width="6.978cm"/>
    </style:style>
    <style:style style:name="co8" style:family="table-column">
      <style:table-column-properties fo:break-before="auto" style:column-width="11.772cm"/>
    </style:style>
    <style:style style:name="co9" style:family="table-column">
      <style:table-column-properties fo:break-before="auto" style:column-width="7.761cm"/>
    </style:style>
    <style:style style:name="co10" style:family="table-column">
      <style:table-column-properties fo:break-before="auto" style:column-width="7.216cm"/>
    </style:style>
    <style:style style:name="co11" style:family="table-column">
      <style:table-column-properties fo:break-before="auto" style:column-width="5.378cm"/>
    </style:style>
    <style:style style:name="co12" style:family="table-column">
      <style:table-column-properties fo:break-before="auto" style:column-width="9.19cm"/>
    </style:style>
    <style:style style:name="co13" style:family="table-column">
      <style:table-column-properties fo:break-before="auto" style:column-width="5.719cm"/>
    </style:style>
    <style:style style:name="co14" style:family="table-column">
      <style:table-column-properties fo:break-before="auto" style:column-width="3.981cm"/>
    </style:style>
    <style:style style:name="co15" style:family="table-column">
      <style:table-column-properties fo:break-before="auto" style:column-width="0.919cm"/>
    </style:style>
    <style:style style:name="co16" style:family="table-column">
      <style:table-column-properties fo:break-before="auto" style:column-width="6.59cm"/>
    </style:style>
    <style:style style:name="co17" style:family="table-column">
      <style:table-column-properties fo:break-before="auto" style:column-width="6.059cm"/>
    </style:style>
    <style:style style:name="co18" style:family="table-column">
      <style:table-column-properties fo:break-before="auto" style:column-width="6.502cm"/>
    </style:style>
    <style:style style:name="co19" style:family="table-column">
      <style:table-column-properties fo:break-before="auto" style:column-width="5.683cm"/>
    </style:style>
    <style:style style:name="co20" style:family="table-column">
      <style:table-column-properties fo:break-before="auto" style:column-width="8.952cm"/>
    </style:style>
    <style:style style:name="co21" style:family="table-column">
      <style:table-column-properties fo:break-before="auto" style:column-width="9.054cm"/>
    </style:style>
    <style:style style:name="co22" style:family="table-column">
      <style:table-column-properties fo:break-before="auto" style:column-width="6.876cm"/>
    </style:style>
    <style:style style:name="co23" style:family="table-column">
      <style:table-column-properties fo:break-before="auto" style:column-width="2.348cm"/>
    </style:style>
    <style:style style:name="co24" style:family="table-column">
      <style:table-column-properties fo:break-before="auto" style:column-width="7.147cm"/>
    </style:style>
    <style:style style:name="co25" style:family="table-column">
      <style:table-column-properties fo:break-before="auto" style:column-width="13.887cm"/>
    </style:style>
    <style:style style:name="co26" style:family="table-column">
      <style:table-column-properties fo:break-before="auto" style:column-width="8.578cm"/>
    </style:style>
    <style:style style:name="co27" style:family="table-column">
      <style:table-column-properties fo:break-before="auto" style:column-width="1.293cm"/>
    </style:style>
    <style:style style:name="co28" style:family="table-column">
      <style:table-column-properties fo:break-before="auto" style:column-width="8.033cm"/>
    </style:style>
    <style:style style:name="co29" style:family="table-column">
      <style:table-column-properties fo:break-before="auto" style:column-width="8.102cm"/>
    </style:style>
    <style:style style:name="co30" style:family="table-column">
      <style:table-column-properties fo:break-before="auto" style:column-width="11.437cm"/>
    </style:style>
    <style:style style:name="co31" style:family="table-column">
      <style:table-column-properties fo:break-before="auto" style:column-width="2.314cm"/>
    </style:style>
    <style:style style:name="co32" style:family="table-column">
      <style:table-column-properties fo:break-before="auto" style:column-width="3.676cm"/>
    </style:style>
    <style:style style:name="co33" style:family="table-column">
      <style:table-column-properties fo:break-before="auto" style:column-width="5.309cm"/>
    </style:style>
    <style:style style:name="co34" style:family="table-column">
      <style:table-column-properties fo:break-before="auto" style:column-width="2.722cm"/>
    </style:style>
    <style:style style:name="co35" style:family="table-column">
      <style:table-column-properties fo:break-before="auto" style:column-width="9.871cm"/>
    </style:style>
    <style:style style:name="co36" style:family="table-column">
      <style:table-column-properties fo:break-before="auto" style:column-width="10.926cm"/>
    </style:style>
    <style:style style:name="co37" style:family="table-column">
      <style:table-column-properties fo:break-before="auto" style:column-width="4.016cm"/>
    </style:style>
    <style:style style:name="co38" style:family="table-column">
      <style:table-column-properties fo:break-before="auto" style:column-width="10.211cm"/>
    </style:style>
    <style:style style:name="co39" style:family="table-column">
      <style:table-column-properties fo:break-before="auto" style:column-width="8.442cm"/>
    </style:style>
    <style:style style:name="co40" style:family="table-column">
      <style:table-column-properties fo:break-before="auto" style:column-width="8.188cm"/>
    </style:style>
    <style:style style:name="co41" style:family="table-column">
      <style:table-column-properties fo:break-before="auto" style:column-width="7.885cm"/>
    </style:style>
    <style:style style:name="co42" style:family="table-column">
      <style:table-column-properties fo:break-before="auto" style:column-width="16.237cm"/>
    </style:style>
    <style:style style:name="co43" style:family="table-column">
      <style:table-column-properties fo:break-before="auto" style:column-width="4.501cm"/>
    </style:style>
    <style:style style:name="co44" style:family="table-column">
      <style:table-column-properties fo:break-before="auto" style:column-width="6.851cm"/>
    </style:style>
    <style:style style:name="co45" style:family="table-column">
      <style:table-column-properties fo:break-before="auto" style:column-width="1.565cm"/>
    </style:style>
    <style:style style:name="co46" style:family="table-column">
      <style:table-column-properties fo:break-before="auto" style:column-width="5.14cm"/>
    </style:style>
    <style:style style:name="co47" style:family="table-column">
      <style:table-column-properties fo:break-before="auto" style:column-width="8.373cm"/>
    </style:style>
    <style:style style:name="co48" style:family="table-column">
      <style:table-column-properties fo:break-before="auto" style:column-width="2.041cm"/>
    </style:style>
    <style:style style:name="co49" style:family="table-column">
      <style:table-column-properties fo:break-before="auto" style:column-width="11.506cm"/>
    </style:style>
    <style:style style:name="co50" style:family="table-column">
      <style:table-column-properties fo:break-before="auto" style:column-width="11.913cm"/>
    </style:style>
    <style:style style:name="co51" style:family="table-column">
      <style:table-column-properties fo:break-before="auto" style:column-width="7.183cm"/>
    </style:style>
    <style:style style:name="co52" style:family="table-column">
      <style:table-column-properties fo:break-before="auto" style:column-width="2.007cm"/>
    </style:style>
    <style:style style:name="co53" style:family="table-column">
      <style:table-column-properties fo:break-before="auto" style:column-width="10.717cm"/>
    </style:style>
    <style:style style:name="co54" style:family="table-column">
      <style:table-column-properties fo:break-before="auto" style:column-width="8.066cm"/>
    </style:style>
    <style:style style:name="co55" style:family="table-column">
      <style:table-column-properties fo:break-before="auto" style:column-width="11.606cm"/>
    </style:style>
    <style:style style:name="co56" style:family="table-column">
      <style:table-column-properties fo:break-before="auto" style:column-width="11.266cm"/>
    </style:style>
    <style:style style:name="co57" style:family="table-column">
      <style:table-column-properties fo:break-before="auto" style:column-width="6.569cm"/>
    </style:style>
    <style:style style:name="co58" style:family="table-column">
      <style:table-column-properties fo:break-before="auto" style:column-width="2.484cm"/>
    </style:style>
    <style:style style:name="co59" style:family="table-column">
      <style:table-column-properties fo:break-before="auto" style:column-width="5.921cm"/>
    </style:style>
    <style:style style:name="co60" style:family="table-column">
      <style:table-column-properties fo:break-before="auto" style:column-width="1.905cm"/>
    </style:style>
    <style:style style:name="co61" style:family="table-column">
      <style:table-column-properties fo:break-before="auto" style:column-width="13.884cm"/>
    </style:style>
    <style:style style:name="co62" style:family="table-column">
      <style:table-column-properties fo:break-before="auto" style:column-width="5.99cm"/>
    </style:style>
    <style:style style:name="co63" style:family="table-column">
      <style:table-column-properties fo:break-before="auto" style:column-width="3.267cm"/>
    </style:style>
    <style:style style:name="co64" style:family="table-column">
      <style:table-column-properties fo:break-before="auto" style:column-width="3.233cm"/>
    </style:style>
    <style:style style:name="co65" style:family="table-column">
      <style:table-column-properties fo:break-before="auto" style:column-width="7.93cm"/>
    </style:style>
    <style:style style:name="co66" style:family="table-column">
      <style:table-column-properties fo:break-before="auto" style:column-width="5.583cm"/>
    </style:style>
    <style:style style:name="co67" style:family="table-column">
      <style:table-column-properties fo:break-before="auto" style:column-width="1.974cm"/>
    </style:style>
    <style:style style:name="co68" style:family="table-column">
      <style:table-column-properties fo:break-before="auto" style:column-width="9.53cm"/>
    </style:style>
    <style:style style:name="co69" style:family="table-column">
      <style:table-column-properties fo:break-before="auto" style:column-width="8.271cm"/>
    </style:style>
    <style:style style:name="co70" style:family="table-column">
      <style:table-column-properties fo:break-before="auto" style:column-width="1.803cm"/>
    </style:style>
    <style:style style:name="co71" style:family="table-column">
      <style:table-column-properties fo:break-before="auto" style:column-width="10.347cm"/>
    </style:style>
    <style:style style:name="co72"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1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414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10.264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3cm" fo:break-before="auto" style:use-optimal-row-height="true"/>
    </style:style>
    <style:style style:name="ro9" style:family="table-row">
      <style:table-row-properties style:row-height="13.24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4.717cm" fo:break-before="auto" style:use-optimal-row-height="true"/>
    </style:style>
    <style:style style:name="ro12" style:family="table-row">
      <style:table-row-properties style:row-height="11.964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5.162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741cm" fo:break-before="auto" style:use-optimal-row-height="true"/>
    </style:style>
    <style:style style:name="ro18" style:family="table-row">
      <style:table-row-properties style:row-height="1.316cm" fo:break-before="auto" style:use-optimal-row-height="true"/>
    </style:style>
    <style:style style:name="ro19" style:family="table-row">
      <style:table-row-properties style:row-height="4.292cm" fo:break-before="auto" style:use-optimal-row-height="true"/>
    </style:style>
    <style:style style:name="ro20" style:family="table-row">
      <style:table-row-properties style:row-height="7.437cm" fo:break-before="auto" style:use-optimal-row-height="false"/>
    </style:style>
    <style:style style:name="ro21" style:family="table-row">
      <style:table-row-properties style:row-height="2.579cm" fo:break-before="auto" style:use-optimal-row-height="true"/>
    </style:style>
    <style:style style:name="ro22" style:family="table-row">
      <style:table-row-properties style:row-height="9.499cm" fo:break-before="auto" style:use-optimal-row-height="true"/>
    </style:style>
    <style:style style:name="ro23" style:family="table-row">
      <style:table-row-properties style:row-height="0.467cm" fo:break-before="auto" style:use-optimal-row-height="true"/>
    </style:style>
    <style:style style:name="ro24" style:family="table-row">
      <style:table-row-properties style:row-height="1.508cm" fo:break-before="auto" style:use-optimal-row-height="true"/>
    </style:style>
    <style:style style:name="ro25" style:family="table-row">
      <style:table-row-properties style:row-height="1cm" fo:break-before="auto" style:use-optimal-row-height="true"/>
    </style:style>
    <style:style style:name="ro26" style:family="table-row">
      <style:table-row-properties style:row-height="1.02cm" fo:break-before="auto" style:use-optimal-row-height="true"/>
    </style:style>
    <style:style style:name="ro27" style:family="table-row">
      <style:table-row-properties style:row-height="1.997cm" fo:break-before="auto" style:use-optimal-row-height="true"/>
    </style:style>
    <style:style style:name="ro28" style:family="table-row">
      <style:table-row-properties style:row-height="0.531cm" fo:break-before="auto" style:use-optimal-row-height="true"/>
    </style:style>
    <style:style style:name="ro29" style:family="table-row">
      <style:table-row-properties style:row-height="0.524cm" fo:break-before="auto" style:use-optimal-row-height="true"/>
    </style:style>
    <style:style style:name="ro30" style:family="table-row">
      <style:table-row-properties style:row-height="3.463cm" fo:break-before="auto" style:use-optimal-row-height="true"/>
    </style:style>
    <style:style style:name="ro31" style:family="table-row">
      <style:table-row-properties style:row-height="2.485cm" fo:break-before="auto" style:use-optimal-row-height="true"/>
    </style:style>
    <style:style style:name="ro32" style:family="table-row">
      <style:table-row-properties style:row-height="2.868cm" fo:break-before="auto" style:use-optimal-row-height="true"/>
    </style:style>
    <style:style style:name="ro33" style:family="table-row">
      <style:table-row-properties style:row-height="2.974cm" fo:break-before="auto" style:use-optimal-row-height="true"/>
    </style:style>
    <style:style style:name="ro34"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191" style:family="table-cell" style:parent-style-name="Default">
      <style:table-cell-properties fo:background-color="#dee7e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fo:border-bottom="none" fo:background-color="transparent"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0"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599cm" loext:decorative="false"/>
      <style:paragraph-properties style:writing-mode="lr-tb" fo:margin-top="0.42cm" fo:margin-bottom="0.35cm"/>
      <style:text-properties fo:font-size="10pt" style:font-size-asian="10pt" style:font-size-complex="10pt"/>
    </style:style>
    <style:style style:name="gr6" style:family="graphic" style:parent-style-name="Note">
      <style:graphic-properties fo:min-height="1.976cm" loext:decorative="false"/>
      <style:paragraph-properties style:writing-mode="lr-tb"/>
    </style:style>
    <style:style style:name="gr7" style:family="graphic" style:parent-style-name="Note">
      <style:graphic-properties fo:min-height="3.102cm" loext:decorative="false"/>
      <style:paragraph-properties style:writing-mode="lr-tb"/>
    </style:style>
    <style:style style:name="gr8" style:family="graphic" style:parent-style-name="Note">
      <style:graphic-properties fo:min-height="3.161cm" loext:decorative="false"/>
      <style:paragraph-properties style:writing-mode="lr-tb"/>
    </style:style>
    <style:style style:name="gr9" style:family="graphic" style:parent-style-name="Note">
      <style:graphic-properties fo:min-height="2.371cm" loext:decorative="false"/>
      <style:paragraph-properties style:writing-mode="lr-tb" style:text-autospace="none"/>
    </style:style>
    <style:style style:name="gr10" style:family="graphic" style:parent-style-name="Note">
      <style:graphic-properties fo:min-height="9.913cm" loext:decorative="false"/>
      <style:paragraph-properties style:writing-mode="lr-tb"/>
    </style:style>
    <style:style style:name="gr11" style:family="graphic" style:parent-style-name="Note">
      <style:graphic-properties fo:min-height="2.665cm" loext:decorative="false"/>
      <style:paragraph-properties style:writing-mode="lr-tb"/>
    </style:style>
    <style:style style:name="gr12" style:family="graphic" style:parent-style-name="Note">
      <style:graphic-properties fo:min-height="2.766cm" loext:decorative="false"/>
      <style:paragraph-properties style:writing-mode="lr-tb"/>
    </style:style>
    <style:style style:name="gr13" style:family="graphic" style:parent-style-name="Note">
      <style:graphic-properties fo:min-height="4.383cm" loext:decorative="false"/>
      <style:paragraph-properties style:writing-mode="lr-tb"/>
    </style:style>
    <style:style style:name="gr14" style:family="graphic" style:parent-style-name="Note">
      <style:graphic-properties fo:min-height="2.616cm" loext:decorative="false"/>
      <style:paragraph-properties style:writing-mode="lr-tb"/>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style:text-position="super 58%"/>
    </style:style>
    <style:style style:name="T7"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c9211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2"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c9211e" fo:font-weight="bold" style:font-weight-asian="bold" style:font-weight-complex="bold"/>
    </style:style>
    <style:style style:name="T14" style:family="text">
      <style:text-properties fo:font-size="12pt" fo:font-weight="bold" style:font-weight-asian="bold" style:font-weight-complex="bold"/>
    </style:style>
    <style:style style:name="T15" style:family="text">
      <style:text-properties fo:font-size="12pt"/>
    </style:style>
    <style:style style:name="T16"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2" table:default-cell-style-name="ce46"/>
        <table:table-column table:style-name="co3" table:default-cell-style-name="ce46"/>
        <table:table-column table:style-name="co2" table:default-cell-style-name="ce46"/>
        <table:table-column table:style-name="co4" table:default-cell-style-name="Default"/>
        <table:table-column table:style-name="co2" table:default-cell-style-name="ce6"/>
        <table:table-column table:style-name="co4"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8"><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8"><text:a xlink:href="https://docs.databricks.com/en/sql/language-manual/index.html" xlink:type="simple">https://docs.databricks.com/en/sql/language-manual/index.html</text:a></text:span></text:p>
          </table:table-cell>
          <table:table-cell table:style-name="ce48" office:value-type="string" calcext:value-type="string">
            <text:p><text:span text:style-name="T8"><text:a xlink:href="https://docs.snowflake.com/en/sql-reference-commands" xlink:type="simple">https://docs.snowflake.com/en/sql-reference-commands</text:a></text:span></text:p>
          </table:table-cell>
          <table:table-cell table:style-name="ce48"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8"><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9">[ WITH differential_privacy_clause ]</text:span></text:p>
            <text:p>    [ { ALL | DISTINCT } ]</text:p>
            <text:p>    <text:span text:style-name="T9">[ AS { STRUCT | VALUE } ]</text:span></text:p>
            <text:p>    select_list</text:p>
            <text:p>  [ FROM from_clause[, ...] ]</text:p>
            <text:p>  [ WHERE bool_expression ]</text:p>
            <text:p>  [ GROUP BY group_by_specification ]</text:p>
            <text:p>  [ HAVING bool_expression ]</text:p>
            <text:p>  <text:span text:style-name="T9">[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9">[ DISTRIBUTE BY clause ]</text:span> <text:span text:style-name="T9">[ SORT BY clause ]</text:span> } | <text:span text:style-name="T9">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9"> [ TOP &lt;n&gt; ]</text:span></text:p>
            <text:p>   ...</text:p>
            <text:p><text:span text:style-name="T9">[ INTO ... ]</text:span></text:p>
            <text:p>[ FROM ...</text:p>
            <text:p>  <text:span text:style-name="T9"> [ AT | BEFORE ... ]</text:span></text:p>
            <text:p><text:span text:style-name="T9">   [ CHANGES ... ]</text:span></text:p>
            <text:p><text:span text:style-name="T9">   [ CONNECT BY ... ]</text:span></text:p>
            <text:p>   [ JOIN ... ]</text:p>
            <text:p>  <text:span text:style-name="T9"> [ ASOF JOIN ... ]</text:span></text:p>
            <text:p><text:span text:style-name="T9">   [ LATERAL ... ]</text:span></text:p>
            <text:p><text:span text:style-name="T9">   [ MATCH_RECOGNIZE ... ]</text:span></text:p>
            <text:p>   [ PIVOT | UNPIVOT ... ]</text:p>
            <text:p>   <text:span text:style-name="T9">[ VALUES ... ]</text:span></text:p>
            <text:p><text:span text:style-name="T9">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9">TOP number</text:span> | [ ALL | DISTINCT ]</text:p>
            <text:p>* | expression [ AS output_name ] [, ...] ]</text:p>
            <text:p>[ FROM table_reference [, ...] ]</text:p>
            <text:p>[ WHERE condition ]</text:p>
            <text:p><text:span text:style-name="T9">[ [ START WITH expression ] CONNECT BY expression ]</text:span></text:p>
            <text:p>[ GROUP BY expression [, ...] ]</text:p>
            <text:p>[ HAVING condition ]</text:p>
            <text:p>[ QUALIFY condition ]</text:p>
            <text:p>[ { UNION | ALL | INTERSECT | EXCEPT | <text:span text:style-name="T9">MINUS</text:span> } query ]</text:p>
            <text:p>[ ORDER BY expression [ ASC | DESC ] ]</text:p>
            <text:p>[ LIMIT { number | <text:span text:style-name="T9">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9">[ WITH differential_privacy_clause ]</text:span></text:p>
            <text:p>  [ { ALL | DISTINCT } ]</text:p>
            <text:p>  [<text:span text:style-name="T9">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9">[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0">select_all:</text:span></text:p>
            <text:p><text:span text:style-name="T10">  [ expression. ]*</text:span></text:p>
            <text:p><text:span text:style-name="T10"> </text:span><text:span text:style-name="T11"> [ EXCEPT ( column_name [, ...] ) ]</text:span></text:p>
            <text:p><text:span text:style-name="T12">  [ REPLACE ( expression [ AS ] column_name [, ...] ) ]</text:span></text:p>
            <text:p/>
            <text:p><text:span text:style-name="T10">select_expression:</text:span></text:p>
            <text:p><text:span text:style-name="T10">  expression [ [ AS ] alias ]</text:span></text:p>
          </table:table-cell>
          <table:table-cell table:style-name="ce49" office:value-type="string" calcext:value-type="string">
            <text:p><text:span text:style-name="T10">star_clause</text:span></text:p>
            <text:p><text:span text:style-name="T10">   [ { table_name | view_name } . ] * [ except_clause ]</text:span></text:p>
            <text:p/>
            <text:p><text:span text:style-name="T10">except_clause</text:span></text:p>
            <text:p><text:span text:style-name="T10">   EXCEPT ( { column_name | field_name } [, ...] )</text:span></text:p>
          </table:table-cell>
          <table:table-cell table:style-name="ce49" office:value-type="string" calcext:value-type="string">
            <text:p>SELECT [ { ALL | DISTINCT } ]</text:p>
            <text:p>       <text:span text:style-name="T9">[ TOP &lt;n&gt; ]</text:span></text:p>
            <text:p>       [{&lt;object_name&gt;|&lt;alias&gt;}.]*</text:p>
            <text:p/>
            <text:p>      <text:span text:style-name="T9"> [ ILIKE '&lt;pattern&gt;' ]</text:span></text:p>
            <text:p/>
            <text:p>       <text:span text:style-name="T9">[ EXCLUDE</text:span></text:p>
            <text:p><text:span text:style-name="T9">         {</text:span></text:p>
            <text:p><text:span text:style-name="T9">           &lt;col_name&gt; | ( &lt;col_name&gt;, &lt;col_name&gt;, ... )</text:span></text:p>
            <text:p><text:span text:style-name="T9">         }</text:span></text:p>
            <text:p><text:span text:style-name="T9">       ]</text:span></text:p>
            <text:p/>
            <text:p><text:span text:style-name="T9">       [ REPLACE</text:span></text:p>
            <text:p><text:span text:style-name="T9">         {</text:span></text:p>
            <text:p><text:span text:style-name="T9">           ( &lt;expr&gt; AS &lt;col_name&gt; [ , &lt;expr&gt; AS &lt;col_name&gt;, ... ] )</text:span></text:p>
            <text:p><text:span text:style-name="T9">         }</text:span></text:p>
            <text:p><text:span text:style-name="T9">       ]</text:span></text:p>
            <text:p/>
            <text:p><text:span text:style-name="T9">       [ RENAME</text:span></text:p>
            <text:p><text:span text:style-name="T9">         {</text:span></text:p>
            <text:p><text:span text:style-name="T9">           &lt;col_name&gt; AS &lt;col_alias&gt;</text:span></text:p>
            <text:p><text:span text:style-name="T9">           | ( &lt;col_name&gt; AS &lt;col_alias&gt;, &lt;col_name&gt; AS &lt;col_alias&gt;, ... )</text:span></text:p>
            <text:p><text:span text:style-name="T9">         }</text:span></text:p>
            <text:p>       ]</text:p>
          </table:table-cell>
          <table:table-cell table:style-name="ce49" office:value-type="string" calcext:value-type="string">
            <text:p>SELECT</text:p>
            <text:p><text:span text:style-name="T9">[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9">[ { pivot_operator | unpivot_operator } ]</text:span></text:p>
            <text:p>  <text:span text:style-name="T9">[ tablesample_operator ]</text:span></text:p>
            <text:p/>
            <text:p>from_item:</text:p>
            <text:p>  {</text:p>
            <text:p>    table_name [ as_alias ] <text:span text:style-name="T9">[ FOR SYSTEM_TIME AS OF timestamp_expression ]</text:span> </text:p>
            <text:p>    | { join_operation | ( join_operation ) }</text:p>
            <text:p>    | ( query_expr ) [ as_alias ]</text:p>
            <text:p>    <text:span text:style-name="T9">| field_path</text:span></text:p>
            <text:p><text:span text:style-name="T9">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9">[ TABLESAMPLE clause ]</text:span> [ table_alias ] |</text:p>
            <text:p>    <text:span text:style-name="T9">{ STREAM table_name [ table_alias ] | STREAM ( table_name ) [ table_alias ] } |</text:span></text:p>
            <text:p>    view_name [ table_alias ] |</text:p>
            <text:p>    JOIN clause |</text:p>
            <text:p>    PIVOT clause |</text:p>
            <text:p>    UNPIVOT clause |</text:p>
            <text:p>    <text:span text:style-name="T9">[ STREAM ] table_valued_function [ table_alias ] |</text:span></text:p>
            <text:p><text:span text:style-name="T9">    [ LATERAL ] table_valued_function [ table_alias ] |</text:span></text:p>
            <text:p>    VALUES clause |</text:p>
            <text:p>    <text:span text:style-name="T9">[ LATERAL ] ( query ) [ TABLESAMPLE clause ] [ table_alias ] </text:span>}</text:p>
            <text:p/>
            <text:p/>
            <text:p><text:span text:style-name="T3">Table-valued function (TVF)</text:span></text:p>
            <text:p><text:span text:style-name="T9">function_name ( [ expression [, ...] ] ) [ table_alias ]</text:span></text:p>
            <text:p><text:span text:style-name="T9">&gt; SELECT * FROM json_tuple('{"a":1, "b":2}', 'a', 'b');</text:span></text:p>
          </table:table-cell>
          <table:table-cell table:style-name="ce49" office:value-type="string" calcext:value-type="string">
            <text:p>objectReference ::=</text:p>
            <text:p>   {</text:p>
            <text:p>      [&lt;namespace&gt;.]&lt;object_name&gt;</text:p>
            <text:p>          <text:span text:style-name="T9"> [ AT | BEFORE ( &lt;object_state&gt; ) ]</text:span></text:p>
            <text:p><text:span text:style-name="T9">           [ CHANGES ( &lt;change_tracking_type&gt; ) ]</text:span></text:p>
            <text:p><text:span text:style-name="T9">           [ MATCH_RECOGNIZE ]</text:span></text:p>
            <text:p>           [ PIVOT | UNPIVOT ]</text:p>
            <text:p>           [ [ AS ] &lt;alias_name&gt; ]</text:p>
            <text:p>           [ SAMPLE ]</text:p>
            <text:p>     |<text:span text:style-name="T9"> &lt;table_function&gt;</text:span></text:p>
            <text:p>           [ PIVOT | UNPIVOT ]</text:p>
            <text:p>           [ [ AS ] &lt;alias_name&gt; ]</text:p>
            <text:p>           [ SAMPLE ]</text:p>
            <text:p>     | ( VALUES (...) )</text:p>
            <text:p>           [ SAMPLE ]</text:p>
            <text:p>     | <text:span text:style-name="T9">[ LATERAL ] ( &lt;subquery&gt; )</text:span></text:p>
            <text:p><text:span text:style-name="T9">           [ [ AS ] &lt;alias_name&gt; ]</text:span></text:p>
            <text:p>     | <text:span text:style-name="T9">@[&lt;namespace&gt;.]&lt;stage_name&gt;[/&lt;path&gt;]</text:span></text:p>
            <text:p><text:span text:style-name="T9">           [ ( FILE_FORMAT =&gt; &lt;format_name&gt;, PATTERN =&gt; '&lt;regex_pattern&gt;' ) ]</text:span></text:p>
            <text:p><text:span text:style-name="T9">           [ [AS] &lt;alias_name&gt; ]</text:span></text:p>
            <text:p><text:span text:style-name="T9">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9">[ PIVOT ] ( aggregate(expr) [ [ AS ] aggregate_alias ]</text:span></text:p>
            <text:p><text:span text:style-name="T9"> FOR column_name IN ( expression [ [ AS ] in_alias [, ...]</text:span></text:p>
            <text:p><text:span text:style-name="T9">   )</text:span></text:p>
            <text:p><text:span text:style-name="T9">)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9">cross_join_operation</text:span> | condition_join_operation }</text:p>
            <text:p/>
            <text:p><text:span text:style-name="T9">cross_join_operation:</text:span></text:p>
            <text:p><text:span text:style-name="T9">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9">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9">[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9">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9">| value_alias</text:span></text:p>
            <text:p>    <text:span text:style-name="T9">| column_ordinal</text:span></text:p>
            <text:p>  }</text:p>
            <text:p/>
            <text:p><text:span text:style-name="T13">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3">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9">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9">- GROUP BY value_alias is not mentioned</text:span></text:p>
            <text:p><text:span text:style-name="T9">-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9">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7">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8">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9">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9">[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20">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0">expr_list := </text:span>expression | column_name [, expr_list ]</text:p>
            <text:p/>
            <text:p>order_list := expression | column_name [ ASC | DESC ] </text:p>
            <text:p>[ NULLS FIRST | NULLS LAST ]</text:p>
            <text:p>[, order_list ]</text:p>
            <text:p/>
            <text:p><text:span text:style-name="T9">frame_clause := ROWS</text:span></text:p>
            <text:p><text:span text:style-name="T9">{ UNBOUNDED PRECEDING | unsigned_value PRECEDING | CURRENT ROW } |</text:span></text:p>
            <text:p/>
            <text:p><text:span text:style-name="T9">{ BETWEEN</text:span></text:p>
            <text:p><text:span text:style-name="T9">{ UNBOUNDED PRECEDING | unsigned_value { PRECEDING | FOLLOWING } | CURRENT ROW}</text:span></text:p>
            <text:p><text:span text:style-name="T9">AND</text:span></text:p>
            <text:p><text:span text:style-name="T9">{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1">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2">
          <table:table-cell/>
          <table:table-cell table:style-name="ce49"/>
          <table:table-cell table:style-name="ce49" office:value-type="string" calcext:value-type="string">
            <text:p>cast(sourceExpr AS targetType)</text:p>
            <text:p/>
            <text:p><text:span text:style-name="T14">targetType</text:span></text:p>
            <text:p><text:span text:style-name="T15">VOID</text:span></text:p>
            <text:p><text:span text:style-name="T15">numeric</text:span></text:p>
            <text:p><text:span text:style-name="T15">STRING</text:span></text:p>
            <text:p><text:span text:style-name="T15">DATE</text:span></text:p>
            <text:p><text:span text:style-name="T15">TIMESTAMP</text:span></text:p>
            <text:p><text:span text:style-name="T15">TIMESTAMP_NTZ</text:span></text:p>
            <text:p><text:span text:style-name="T15">year-month interval</text:span></text:p>
            <text:p><text:span text:style-name="T15">day-time interval</text:span></text:p>
            <text:p><text:span text:style-name="T15">BOOLEAN</text:span></text:p>
            <text:p><text:span text:style-name="T15">BINARY</text:span></text:p>
            <text:p><text:span text:style-name="T15">ARRAY</text:span></text:p>
            <text:p><text:span text:style-name="T15">MAP</text:span></text:p>
            <text:p><text:span text:style-name="T15">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4" table:default-cell-style-name="ce61"/>
        <table:table-column table:style-name="co5" table:default-cell-style-name="ce61"/>
        <table:table-column table:style-name="co6" table:default-cell-style-name="ce61"/>
        <table:table-column table:style-name="co7" table:default-cell-style-name="ce80"/>
        <table:table-column table:style-name="co6" table:default-cell-style-name="ce61"/>
        <table:table-column table:style-name="co8" table:default-cell-style-name="ce61"/>
        <table:table-column table:style-name="co9" table:default-cell-style-name="ce80"/>
        <table:table-column table:style-name="co10" table:default-cell-style-name="ce61"/>
        <table:table-column table:style-name="co11" table:default-cell-style-name="ce61"/>
        <table:table-column table:style-name="co12" table:default-cell-style-name="ce80"/>
        <table:table-column table:style-name="co13" table:default-cell-style-name="ce61"/>
        <table:table-column table:style-name="co14" table:default-cell-style-name="ce61"/>
        <table:table-column table:style-name="co4" table:default-cell-style-name="ce61"/>
        <table:table-column table:style-name="co4" table:default-cell-style-name="ce80"/>
        <table:table-column table:style-name="co4"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6"><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6">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26">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6">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5">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5">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5">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7">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4">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5">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5">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5">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5">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5" table:default-cell-style-name="ce61"/>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2" table:default-cell-style-name="ce80"/>
        <table:table-column table:style-name="co19" table:default-cell-style-name="ce61"/>
        <table:table-column table:style-name="co20"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6" table:default-cell-style-name="ce61"/>
        <table:table-column table:style-name="co2" table:default-cell-style-name="ce80"/>
        <table:table-column table:style-name="co21" table:default-cell-style-name="ce61"/>
        <table:table-column table:style-name="co2" table:default-cell-style-name="ce80"/>
        <table:table-column table:style-name="co2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28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23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53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191"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379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191"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05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191"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191"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191"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191"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191"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168"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208"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170" office:value-type="string" calcext:value-type="string">
            <office:annotation draw:style-name="gr4" svg:width="2.899cm" svg:height="1.799cm" svg:x="60.609cm" svg:y="9.544cm" draw:caption-point-x="-0.61cm" draw:caption-point-y="1.51cm">
              <dc:creator>Andreas Reichel</dc:creator>
              <dc:date>2024-05-01T00:00:00</dc:date>
              <text:p>see issue https://github.com/duckdb/duckdb/issues/11894</text:p>
            </office:annotation>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208"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208"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28">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170" office:value-type="string" calcext:value-type="string">
            <office:annotation draw:style-name="gr4" svg:width="2.899cm" svg:height="1.799cm" svg:x="60.609cm" svg:y="11.606cm" draw:caption-point-x="-0.61cm" draw:caption-point-y="1.51cm">
              <dc:creator>Andreas Reichel</dc:creator>
              <dc:date>2024-05-01T00:00:00</dc:date>
              <text:p>see issue https://github.com/duckdb/duckdb/issues/11894</text:p>
            </office:annotation>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28">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208"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168"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28">
          <table:table-cell/>
          <table:table-cell table:style-name="ce163" office:value-type="string" calcext:value-type="string">
            <office:annotation draw:style-name="gr4" svg:width="2.899cm" svg:height="1.799cm" svg:x="13.907cm" svg:y="13.198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168"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208"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208"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28">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208"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208"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208"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168"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168"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168"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168"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168"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184"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2.899cm" svg:height="1.799cm" svg:x="91.382cm" svg:y="21.579cm" draw:caption-point-x="-0.61cm" draw:caption-point-y="1.51cm">
              <dc:creator>Andreas Reichel</dc:creator>
              <dc:date>2024-04-21T00:00:00</dc:date>
              <text:p text:style-name="P1"><text:span text:style-name="T1">ORDER BY for window functions 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184"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182"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2.899cm" svg:height="1.799cm" svg:x="91.382cm" svg:y="23.68cm" draw:caption-point-x="-0.61cm" draw:caption-point-y="1.51cm">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184"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2.899cm" svg:height="1.799cm" svg:x="91.382cm" svg:y="24.205cm" draw:caption-point-x="-0.61cm" draw:caption-point-y="1.51cm">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2.899cm" svg:height="2.176cm" svg:x="13.907cm" svg:y="24.731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2.899cm" svg:height="3.302cm" svg:x="91.382cm" svg:y="24.731cm" draw:caption-point-x="-0.61cm" draw:caption-point-y="1.51cm">
              <dc:creator>Andreas Reichel</dc:creator>
              <dc:date>2024-04-21T00:00:00</dc:date>
              <text:p>see <text:span text:style-name="T2">//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256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208"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208"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6">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208"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208"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208"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208"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208"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208"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208"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208"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168"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184"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184"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184"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184"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184"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208"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8"/>
        </table:table-row>
        <table:table-row table:style-name="ro28">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208" office:value-type="string" calcext:value-type="string">
            <text:p><text:a xlink:href="https://docs.snowflake.com/en/sql-reference/functions/cume_dist" xlink:type="simple">CUME_DIST</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208" office:value-type="string" calcext:value-type="string">
            <text:p><text:a xlink:href="https://docs.snowflake.com/en/sql-reference/functions/dense_rank" xlink:type="simple">DENSE_RANK</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168" office:value-type="string" calcext:value-type="string">
            <text:p><text:a xlink:href="https://docs.snowflake.com/en/sql-reference/functions/first_value" xlink:type="simple">FIRST_VALUE</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168"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168"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182"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3" table:default-cell-style-name="ce61"/>
        <table:table-column table:style-name="co16" table:default-cell-style-name="ce61"/>
        <table:table-column table:style-name="co2" table:default-cell-style-name="ce80"/>
        <table:table-column table:style-name="co24" table:default-cell-style-name="ce61"/>
        <table:table-column table:style-name="co25" table:default-cell-style-name="ce80"/>
        <table:table-column table:style-name="co26" table:default-cell-style-name="ce61"/>
        <table:table-column table:style-name="co2" table:default-cell-style-name="ce80"/>
        <table:table-column table:style-name="co2" table:default-cell-style-name="ce61"/>
        <table:table-column table:style-name="co4"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2.899cm" svg:height="3.361cm" svg:x="9.538cm" svg:y="3.779cm" draw:caption-point-x="-0.61cm" draw:caption-point-y="1.51cm">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05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5">
          <table:table-cell/>
          <table:table-cell table:style-name="ce185" office:value-type="string" calcext:value-type="string">
            <office:annotation draw:style-name="gr9" draw:text-style-name="P2" svg:width="2.899cm" svg:height="2.571cm" svg:x="9.538cm" svg:y="4.831cm" draw:caption-point-x="-0.61cm" draw:caption-point-y="1.51cm">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7" table:default-cell-style-name="ce61"/>
        <table:table-column table:style-name="co16" table:default-cell-style-name="ce61"/>
        <table:table-column table:style-name="co2" table:default-cell-style-name="ce80"/>
        <table:table-column table:style-name="co28" table:default-cell-style-name="ce61"/>
        <table:table-column table:style-name="co2" table:default-cell-style-name="ce80"/>
        <table:table-column table:style-name="co29" table:default-cell-style-name="ce61"/>
        <table:table-column table:style-name="co30"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28">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number-columns-repeated="16376"/>
        </table:table-row>
        <table:table-row table:style-name="ro28">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168" office:value-type="string" calcext:value-type="string">
            <text:p><text:a xlink:href="https://docs.snowflake.com/en/sql-reference/functions/array_agg" xlink:type="simple">ARRAY_AGG</text:a></text:p>
          </table:table-cell>
          <table:table-cell table:style-name="ce205" office:value-type="string" calcext:value-type="string">
            <text:p>See also <text:a xlink:href="https://docs.snowflake.com/en/sql-reference/functions-aggregation" xlink:type="simple">Aggregate Functions</text:a>.</text:p>
          </table:table-cell>
          <table:table-cell table:style-name="ce182" office:value-type="string" calcext:value-type="string">
            <office:annotation draw:style-name="gr4" svg:width="2.899cm" svg:height="1.799cm" svg:x="82.213cm" svg:y="3.259cm" draw:caption-point-x="-0.61cm" draw:caption-point-y="1.51cm">
              <dc:creator>Andreas Reichel</dc:creator>
              <dc:date>2024-04-19T00:00:00</dc:date>
              <text:p>no mixed data types</text:p>
            </office:annotation>
            <text:p><text:a xlink:href="https://docs.aws.amazon.com/redshift/latest/dg/r_array.html" xlink:type="simple">array function</text:a></text:p>
          </table:table-cell>
          <table:table-cell table:style-name="ce97" table:number-columns-repeated="16376"/>
        </table:table-row>
        <table:table-row table:style-name="ro28">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208"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28">
          <table:table-cell/>
          <table:table-cell table:style-name="ce208" office:value-type="string" calcext:value-type="string">
            <office:annotation draw:style-name="gr6" svg:width="2.899cm" svg:height="2.176cm" svg:x="8.483cm" svg:y="4.852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168"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168"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168"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168"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28">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208" office:value-type="string" calcext:value-type="string">
            <office:annotation draw:style-name="gr4" svg:width="2.899cm" svg:height="1.799cm" svg:x="55.39cm" svg:y="6.975cm" draw:caption-point-x="-0.61cm" draw:caption-point-y="1.51cm">
              <dc:creator>Andreas Reichel</dc:creator>
              <dc:date>2024-05-02T00:00:00</dc:date>
              <text:p>does not preserve order and removes NULLs</text:p>
            </office:annotation>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168"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168"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168"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168"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168"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168"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24">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168"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168"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168"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168"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168" office:value-type="string" calcext:value-type="string">
            <office:annotation draw:style-name="gr4" svg:width="2.899cm" svg:height="1.799cm" svg:x="55.39cm" svg:y="14.23cm" draw:caption-point-x="-0.61cm" draw:caption-point-y="1.51cm">
              <dc:creator>Andreas Reichel</dc:creator>
              <dc:date>2024-05-02T00:00:00</dc:date>
              <text:p>negative positions not supported</text:p>
            </office:annotation>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168"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168" office:value-type="string" calcext:value-type="string">
            <office:annotation draw:style-name="gr4" svg:width="2.899cm" svg:height="1.799cm" svg:x="55.39cm" svg:y="15.282cm" draw:caption-point-x="-0.61cm" draw:caption-point-y="1.51cm">
              <dc:creator>Andreas Reichel</dc:creator>
              <dc:date>2024-05-02T00:00:00</dc:date>
              <text:p>negative positions not supported</text:p>
              <text:p/>
            </office:annotation>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168"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208"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184"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184"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168"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184"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184"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184"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184"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184"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184"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style-name="ce184"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1" table:default-cell-style-name="ce61"/>
        <table:table-column table:style-name="co16" table:default-cell-style-name="ce61"/>
        <table:table-column table:style-name="co2" table:default-cell-style-name="ce80"/>
        <table:table-column table:style-name="co2" table:default-cell-style-name="ce61"/>
        <table:table-column table:style-name="co32" table:default-cell-style-name="ce80"/>
        <table:table-column table:style-name="co32" table:default-cell-style-name="ce61"/>
        <table:table-column table:style-name="co33" table:default-cell-style-name="ce61"/>
        <table:table-column table:style-name="co2" table:default-cell-style-name="ce80"/>
        <table:table-column table:style-name="co2" table:default-cell-style-name="ce61"/>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office:forms form:automatic-focus="false" form:apply-design-mode="false"/>
        <table:table-column table:style-name="co34" table:default-cell-style-name="ce61"/>
        <table:table-column table:style-name="co16" table:default-cell-style-name="ce61"/>
        <table:table-column table:style-name="co2" table:default-cell-style-name="ce80"/>
        <table:table-column table:style-name="co35" table:default-cell-style-name="ce61"/>
        <table:table-column table:style-name="co2" table:default-cell-style-name="ce80"/>
        <table:table-column table:style-name="co3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208"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68"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182" office:value-type="string" calcext:value-type="string">
            <office:annotation draw:style-name="gr4" svg:width="2.899cm" svg:height="1.799cm" svg:x="61.481cm" svg:y="4.905cm" draw:caption-point-x="-0.61cm" draw:caption-point-y="1.51cm">
              <dc:creator>Andreas Reichel</dc:creator>
              <dc:date>2024-05-04T12:09:00</dc:date>
              <text:p>format not supported</text:p>
            </office:annotation>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2.899cm" svg:height="1.799cm" svg:x="61.481cm" svg:y="5.43cm" draw:caption-point-x="-0.61cm" draw:caption-point-y="1.51cm">
              <dc:creator>Andreas Reichel</dc:creator>
              <dc:date>2024-05-04T12:09:00</dc:date>
              <text:p>format not supported</text:p>
            </office:annotation>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2.899cm" svg:height="1.799cm" svg:x="61.481cm" svg:y="5.956cm" draw:caption-point-x="-0.61cm" draw:caption-point-y="1.51cm">
              <dc:creator>Andreas Reichel</dc:creator>
              <dc:date>2024-05-04T12:09:00</dc:date>
              <text:p>format not supported</text:p>
            </office:annotation>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168" office:value-type="string" calcext:value-type="string">
            <office:annotation draw:style-name="gr4" svg:width="2.899cm" svg:height="1.799cm" svg:x="61.481cm" svg:y="6.482cm" draw:caption-point-x="-0.61cm" draw:caption-point-y="1.51cm">
              <dc:creator>Andreas Reichel</dc:creator>
              <dc:date>2024-05-04T12:09:00</dc:date>
              <text:p>format not supported</text:p>
            </office:annotation>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182"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168"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168"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168"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168"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168"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168"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184"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184"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184"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184"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184"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184"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184"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184"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184"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184"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184"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184"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184"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184"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168"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7" table:default-cell-style-name="ce61"/>
        <table:table-column table:style-name="co16" table:default-cell-style-name="ce61"/>
        <table:table-column table:style-name="co2" table:default-cell-style-name="ce80"/>
        <table:table-column table:style-name="co38" table:default-cell-style-name="ce61"/>
        <table:table-column table:style-name="co2" table:default-cell-style-name="ce80"/>
        <table:table-column table:style-name="co39" table:default-cell-style-name="ce61"/>
        <table:table-column table:style-name="co40" table:default-cell-style-name="ce80"/>
        <table:table-column table:style-name="co41" table:default-cell-style-name="ce173"/>
        <table:table-column table:style-name="co42" table:default-cell-style-name="ce179"/>
        <table:table-column table:style-name="co43" table:default-cell-style-name="ce61"/>
        <table:table-column table:style-name="co44" table:default-cell-style-name="ce61"/>
        <table:table-column table:style-name="co4"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2.899cm" svg:height="1.799cm" svg:x="60.632cm" svg:y="3.254cm" draw:caption-point-x="-0.61cm" draw:caption-point-y="1.51cm">
              <dc:creator>Andreas Reichel</dc:creator>
              <dc:date>2024-04-23T00:00: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30">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31">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31">
          <table:table-cell/>
          <table:table-cell table:style-name="ce170" office:value-type="string" calcext:value-type="string">
            <office:annotation office:display="true" draw:style-name="gr11" svg:width="5.411cm" svg:height="2.865cm" svg:x="11.206cm" svg:y="9.727cm" draw:caption-point-x="-0.61cm" draw:caption-point-y="1.51cm">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168"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208"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208"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182" office:value-type="string" calcext:value-type="string">
            <office:annotation draw:style-name="gr4" svg:width="2.899cm" svg:height="1.799cm" svg:x="60.632cm" svg:y="13.789cm" draw:caption-point-x="-0.61cm" draw:caption-point-y="1.51cm">
              <dc:creator>Andreas Reichel</dc:creator>
              <dc:date>2024-04-23T00:00:00</dc:date>
              <text:p>only DatePart MONTH supported</text:p>
            </office:annotation>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169"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5.335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184"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184"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208"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182" office:value-type="string" calcext:value-type="string">
            <office:annotation draw:style-name="gr4" svg:width="2.899cm" svg:height="1.799cm" svg:x="60.632cm" svg:y="16.911cm" draw:caption-point-x="-0.61cm" draw:caption-point-y="1.51cm">
              <dc:creator>Andreas Reichel</dc:creator>
              <dc:date>2024-04-23T00:00:00</dc:date>
              <text:p>different Ultimo handling</text:p>
            </office:annotation>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6">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168"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6">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168"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184"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168"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76.705cm" svg:y="20.00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168"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168"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168"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182" office:value-type="string" calcext:value-type="string">
            <office:annotation draw:style-name="gr4" svg:width="2.899cm" svg:height="1.799cm" svg:x="60.632cm" svg:y="22.104cm" draw:caption-point-x="-0.61cm" draw:caption-point-y="1.51cm">
              <dc:creator>Andreas Reichel</dc:creator>
              <dc:date>2024-04-25T00:00:00</dc:date>
              <text:p>see issue https://github.com/duckdb/duckdb/issues/11799</text:p>
            </office:annotation>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168"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168"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168"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184" office:value-type="string" calcext:value-type="string">
            <office:annotation draw:style-name="gr4" svg:width="2.899cm" svg:height="1.799cm" svg:x="60.632cm" svg:y="26.772cm" draw:caption-point-x="-0.61cm" draw:caption-point-y="1.51cm">
              <dc:creator>Andreas Reichel</dc:creator>
              <dc:date>2024-04-25T00:00:00</dc:date>
              <text:p>relates to Alerts</text:p>
            </office:annotation>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184" office:value-type="string" calcext:value-type="string">
            <office:annotation draw:style-name="gr4" svg:width="2.899cm" svg:height="1.799cm" svg:x="60.632cm" svg:y="27.297cm" draw:caption-point-x="-0.61cm" draw:caption-point-y="1.51cm">
              <dc:creator>Andreas Reichel</dc:creator>
              <dc:date>2024-04-25T00:00:00</dc:date>
              <text:p>relates to Alerts</text:p>
            </office:annotation>
            <text:p><text:a xlink:href="https://docs.snowflake.com/en/sql-reference/functions/scheduled_time" xlink:type="simple">SCHEDULED_TIME</text:a></text:p>
          </table:table-cell>
          <table:table-cell/>
          <table:table-cell table:style-name="ce201" office:value-type="string" calcext:value-type="string">
            <office:annotation draw:style-name="gr12" svg:width="2.899cm" svg:height="2.966cm" svg:x="76.705cm" svg:y="27.297cm" draw:caption-point-x="-0.61cm" draw:caption-point-y="1.51cm">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5">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6">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6">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6">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6">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6">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6">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31">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4">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6">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6">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6">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2">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6">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3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7">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7">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3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7">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6">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6">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6">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6">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6">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4">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5" table:default-cell-style-name="ce61"/>
        <table:table-column table:style-name="co16" table:default-cell-style-name="ce61"/>
        <table:table-column table:style-name="co2" table:default-cell-style-name="ce80"/>
        <table:table-column table:style-name="co46" table:default-cell-style-name="ce61"/>
        <table:table-column table:style-name="co2" table:default-cell-style-name="ce80"/>
        <table:table-column table:style-name="co47"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7">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30">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8" table:default-cell-style-name="ce61"/>
        <table:table-column table:style-name="co16" table:default-cell-style-name="ce61"/>
        <table:table-column table:style-name="co2" table:default-cell-style-name="ce80"/>
        <table:table-column table:style-name="co49" table:default-cell-style-name="ce61"/>
        <table:table-column table:style-name="co2" table:default-cell-style-name="ce80"/>
        <table:table-column table:style-name="co2" table:default-cell-style-name="ce61"/>
        <table:table-column table:style-name="co50" table:default-cell-style-name="ce80"/>
        <table:table-column table:style-name="co5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8"><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5">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2" table:default-cell-style-name="ce117"/>
        <table:table-column table:style-name="co16" table:default-cell-style-name="ce117"/>
        <table:table-column table:style-name="co2" table:default-cell-style-name="ce240"/>
        <table:table-column table:style-name="co53" table:default-cell-style-name="ce117"/>
        <table:table-column table:style-name="co2" table:default-cell-style-name="ce240"/>
        <table:table-column table:style-name="co54" table:default-cell-style-name="ce117"/>
        <table:table-column table:style-name="co55" table:default-cell-style-name="ce240"/>
        <table:table-column table:style-name="co2" table:default-cell-style-name="ce117"/>
        <table:table-column table:style-name="co4"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6" table:default-cell-style-name="ce61"/>
        <table:table-column table:style-name="co2" table:default-cell-style-name="ce80"/>
        <table:table-column table:style-name="co56" table:default-cell-style-name="ce61"/>
        <table:table-column table:style-name="co2" table:default-cell-style-name="ce80"/>
        <table:table-column table:style-name="co57"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8" table:default-cell-style-name="ce61"/>
        <table:table-column table:style-name="co16" table:default-cell-style-name="ce61"/>
        <table:table-column table:style-name="co2" table:default-cell-style-name="ce80"/>
        <table:table-column table:style-name="co2" table:default-cell-style-name="ce61"/>
        <table:table-column table:style-name="co59" table:default-cell-style-name="ce80"/>
        <table:table-column table:style-name="co5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60" table:default-cell-style-name="ce61"/>
        <table:table-column table:style-name="co16" table:default-cell-style-name="ce61"/>
        <table:table-column table:style-name="co2" table:default-cell-style-name="ce80"/>
        <table:table-column table:style-name="co22" table:default-cell-style-name="ce61"/>
        <table:table-column table:style-name="co2" table:default-cell-style-name="ce80"/>
        <table:table-column table:style-name="co20" table:default-cell-style-name="ce61"/>
        <table:table-column table:style-name="co28" table:default-cell-style-name="ce80"/>
        <table:table-column table:style-name="co6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60" table:default-cell-style-name="ce61"/>
        <table:table-column table:style-name="co16" table:default-cell-style-name="ce61"/>
        <table:table-column table:style-name="co2" table:default-cell-style-name="ce80"/>
        <table:table-column table:style-name="co39" table:default-cell-style-name="ce61"/>
        <table:table-column table:style-name="co2" table:default-cell-style-name="ce80"/>
        <table:table-column table:style-name="co6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13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44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869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2.899cm" svg:height="1.799cm" svg:x="85.073cm" svg:y="17.92cm" draw:caption-point-x="-0.61cm" draw:caption-point-y="1.51cm">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5">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3" table:default-cell-style-name="Default"/>
        <table:table-column table:style-name="co16"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6"><text:a xlink:href="https://docs.databricks.com/en/sql/language-manual/index.html" xlink:type="simple">https://docs.databricks.com/en/sql/language-manual/index.html</text:a></text:span></text:p>
          </table:table-cell>
          <table:table-cell office:value-type="string" calcext:value-type="string">
            <text:p><text:span text:style-name="T16"><text:a xlink:href="https://docs.snowflake.com/en/sql-reference-commands" xlink:type="simple">https://docs.snowflake.com/en/sql-reference-commands</text:a></text:span></text:p>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4">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4" table:default-cell-style-name="ce61"/>
        <table:table-column table:style-name="co16" table:default-cell-style-name="ce61"/>
        <table:table-column table:style-name="co2" table:default-cell-style-name="ce80"/>
        <table:table-column table:style-name="co65" table:default-cell-style-name="ce61"/>
        <table:table-column table:style-name="co2" table:default-cell-style-name="ce80"/>
        <table:table-column table:style-name="co6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7" table:default-cell-style-name="ce61"/>
        <table:table-column table:style-name="co16" table:default-cell-style-name="ce61"/>
        <table:table-column table:style-name="co2" table:default-cell-style-name="ce80"/>
        <table:table-column table:style-name="co68" table:default-cell-style-name="ce61"/>
        <table:table-column table:style-name="co2" table:default-cell-style-name="ce80"/>
        <table:table-column table:style-name="co6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168"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168"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182" office:value-type="string" calcext:value-type="string">
            <office:annotation draw:style-name="gr13" svg:width="2.899cm" svg:height="4.583cm" svg:x="57.738cm" svg:y="4.305cm" draw:caption-point-x="-0.61cm" draw:caption-point-y="1.51cm">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182" office:value-type="string" calcext:value-type="string">
            <office:annotation draw:style-name="gr4" svg:width="2.899cm" svg:height="1.799cm" svg:x="57.738cm" svg:y="4.831cm" draw:caption-point-x="-0.61cm" draw:caption-point-y="1.51cm">
              <dc:creator>Andreas Reichel</dc:creator>
              <dc:date>2024-04-25T00:00:00</dc:date>
              <text:p>unsupported parameters</text:p>
            </office:annotation>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168"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182" office:value-type="string" calcext:value-type="string">
            <office:annotation draw:style-name="gr4" svg:width="2.899cm" svg:height="1.799cm" svg:x="57.738cm" svg:y="5.882cm" draw:caption-point-x="-0.61cm" draw:caption-point-y="1.51cm">
              <dc:creator>Andreas Reichel</dc:creator>
              <dc:date>2024-04-25T00:00:00</dc:date>
              <text:p>unsupported parameters</text:p>
            </office:annotation>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82" office:value-type="string" calcext:value-type="string">
            <office:annotation draw:style-name="gr13" svg:width="2.899cm" svg:height="4.583cm" svg:x="57.738cm" svg:y="6.408cm" draw:caption-point-x="-0.61cm" draw:caption-point-y="1.51cm">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5">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182" office:value-type="string" calcext:value-type="string">
            <office:annotation draw:style-name="gr4" svg:width="2.899cm" svg:height="1.799cm" svg:x="57.738cm" svg:y="6.933cm" draw:caption-point-x="-0.61cm" draw:caption-point-y="1.51cm">
              <dc:creator>Andreas Reichel</dc:creator>
              <dc:date>2024-04-25T00:00:00</dc:date>
              <text:p>unsupported parameters</text:p>
              <text:p/>
            </office:annotation>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168"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5">
          <table:table-cell/>
          <table:table-cell table:style-name="ce182" office:value-type="string" calcext:value-type="string">
            <office:annotation draw:style-name="gr8" svg:width="2.899cm" svg:height="3.361cm" svg:x="9.164cm" svg:y="8.459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43cm" draw:caption-point-x="-2.318cm" draw:caption-point-y="-1.774cm">
              <dc:creator>Andreas Reichel</dc:creator>
              <dc:date>2024-03-23T00:00:00</dc:date>
              <text:p>Optional 3<text:span text:style-name="T6">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208"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208"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208"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5">
          <table:table-cell/>
          <table:table-cell table:style-name="ce182" office:value-type="string" calcext:value-type="string">
            <office:annotation draw:style-name="gr14" svg:width="2.899cm" svg:height="2.816cm" svg:x="9.164cm" svg:y="13.613cm" draw:caption-point-x="-0.61cm" draw:caption-point-y="1.51cm">
              <dc:creator>Andreas Reichel</dc:creator>
              <dc:date>2024-03-23T00:00:00</dc:date>
              <text:p>parameters <text:span text:style-name="T7">`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168"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13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208"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208"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208"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73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168"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698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101"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2.176cm" svg:x="9.164cm" svg:y="18.224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101"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208"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208"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208"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2.899cm" svg:height="3.361cm" svg:x="9.164cm" svg:y="20.326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208"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168"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2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5">
          <table:table-cell/>
          <table:table-cell table:style-name="ce182" office:value-type="string" calcext:value-type="string">
            <office:annotation draw:style-name="gr12" svg:width="2.899cm" svg:height="2.966cm" svg:x="9.164cm" svg:y="21.378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184"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78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184"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78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168"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55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168"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168"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06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2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168"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208"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208"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83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208"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83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09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168"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34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184"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86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208"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208"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6">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168"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office:annotation draw:style-name="gr4" svg:width="2.899cm" svg:height="1.799cm" svg:x="9.164cm" svg:y="34.333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168"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table-cell table:style-name="ce168" office:value-type="string" calcext:value-type="string">
            <office:annotation draw:style-name="gr4" svg:width="2.899cm" svg:height="1.799cm" svg:x="9.164cm" svg:y="35.334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168"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168"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168"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208"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208"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68"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168"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168"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208"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208"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168"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208"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Default" table:number-columns-repeated="2"/>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Default" table:number-columns-repeated="2"/>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184"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184"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Default"/>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70" table:default-cell-style-name="ce61"/>
        <table:table-column table:style-name="co16" table:default-cell-style-name="ce61"/>
        <table:table-column table:style-name="co2" table:default-cell-style-name="ce80"/>
        <table:table-column table:style-name="co71" table:default-cell-style-name="ce61"/>
        <table:table-column table:style-name="co2" table:default-cell-style-name="ce80"/>
        <table:table-column table:style-name="co72"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6"><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5">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4">00/00/0000</text:date>, <text:time style:data-style-name="N2" text:time-value="10:34:27.26523152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5-04T14:38:25.027679087</dc:date>
    <dc:creator>Andreas Reichel</dc:creator>
    <meta:editing-duration>P7DT2H2M58S</meta:editing-duration>
    <meta:editing-cycles>200</meta:editing-cycles>
    <meta:generator>LibreOffice/24.2.2.2$Linux_X86_64 LibreOffice_project/0c67cb584487b61d2f89348928c8042c712a8ab6</meta:generator>
    <meta:document-statistic meta:table-count="20" meta:cell-count="4240" meta:object-count="0"/>
  </office:meta>
</office:document-meta>
</file>